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26F100006D60000052081620E78F.svg" manifest:media-type=""/>
  <manifest:file-entry manifest:full-path="Pictures/100026FA00006D600000520812E2AAFB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2.943cm"/>
    </style:style>
    <style:style style:name="pr2" style:family="presentation" style:parent-style-name="Default1-subtitle">
      <style:graphic-properties draw:fill-color="#ffffff" draw:auto-grow-height="true" fo:min-height="21cm"/>
    </style:style>
    <style:style style:name="pr3" style:family="presentation" style:parent-style-name="Default1-notes">
      <style:graphic-properties draw:fill-color="#ffffff" draw:auto-grow-height="true" fo:min-height="13.364cm"/>
    </style:style>
    <style:style style:name="pr4" style:family="presentation" style:parent-style-name="Default1-outline1">
      <style:graphic-properties fo:min-height="11.929cm"/>
    </style:style>
    <style:style style:name="pr5" style:family="presentation" style:parent-style-name="Default1-subtitle">
      <style:graphic-properties draw:fill-color="#ffffff" fo:min-height="21cm"/>
    </style:style>
    <style:style style:name="pr6" style:family="presentation" style:parent-style-name="Default1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color="#ffffff" fo:font-size="32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2.943cm" svg:x="1.4cm" svg:y="0.6cm" presentation:class="title">
          <draw:text-box>
            <text:p>Free Software</text:p>
          </draw:text-box>
        </draw:frame>
        <draw:frame presentation:style-name="pr2" draw:text-style-name="P1" draw:layer="layout" svg:width="24.639cm" svg:height="21cm" svg:x="1.4cm" svg:y="0.504cm" presentation:class="subtitle" presentation:user-transformed="true">
          <draw:text-box>
            <text:p><text:span text:style-name="T1">An Introducti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3">
        <office:forms form:automatic-focus="false" form:apply-design-mode="false"/>
        <draw:frame presentation:style-name="pr1" draw:layer="layout" svg:width="25.199cm" svg:height="2.943cm" svg:x="1.4cm" svg:y="0.6cm" presentation:class="title">
          <draw:text-box>
            <text:p>Contents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Part 1: Introduction</text:p>
                <text:list>
                  <text:list-item>
                    <text:p>What is Free Software</text:p>
                  </text:list-item>
                  <text:list-item>
                    <text:p>History</text:p>
                  </text:list-item>
                  <text:list-item>
                    <text:p>Richard M Stallman – GNU Movement</text:p>
                  </text:list-item>
                  <text:list-item>
                    <text:p>Eric S Raymond – Catheedral vs. Bazaar</text:p>
                  </text:list-item>
                  <text:list-item>
                    <text:p>BSDs and *nixes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Part 2: Concepts</text:p>
                <text:list>
                  <text:list-item>
                    <text:p>The Freedoms</text:p>
                  </text:list-item>
                  <text:list-item>
                    <text:p>Gratis vs. Libre</text:p>
                  </text:list-item>
                  <text:list-item>
                    <text:p>Philosophy</text:p>
                  </text:list-item>
                  <text:list-item>
                    <text:p>Technical advantages</text:p>
                  </text:list-item>
                  <text:list-item>
                    <text:p>Philosophical advan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3">
        <office:forms form:automatic-focus="false" form:apply-design-mode="false"/>
        <draw:frame presentation:style-name="pr1" draw:layer="layout" svg:width="25.199cm" svg:height="2.943cm" svg:x="1.4cm" svg:y="0.6cm" presentation:class="title">
          <draw:text-box>
            <text:p>Contents (contd..)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Part 3 – FLOSS</text:p>
                <text:list>
                  <text:list-item>
                    <text:p>Popular SW</text:p>
                  </text:list-item>
                  <text:list-item>
                    <text:p>FLOSS alternatives 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Part 4 – Getting help</text:p>
                <text:list>
                  <text:list-item>
                    <text:p>Documentation</text:p>
                  </text:list-item>
                  <text:list-item>
                    <text:p>Fora and Wikis</text:p>
                  </text:list-item>
                  <text:list-item>
                    <text:p>Mailing Lists</text:p>
                  </text:list-item>
                  <text:list-item>
                    <text:p>User groups</text:p>
                  </text:list-item>
                  <text:list-item>
                    <text:p>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3T1">
        <office:forms form:automatic-focus="false" form:apply-design-mode="false"/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art <text:s/>5 - Contributing</text:p>
                <text:list>
                  <text:list-item>
                    <text:p>Using is contributing</text:p>
                  </text:list-item>
                  <text:list-item>
                    <text:p>Filing Bugs / Feature requests</text:p>
                  </text:list-item>
                  <text:list-item>
                    <text:p>Writing Patches / Bug fixing</text:p>
                  </text:list-item>
                  <text:list-item>
                    <text:p>Artwork &amp; UI design</text:p>
                  </text:list-item>
                  <text:list-item>
                    <text:p>Writing documentation</text:p>
                  </text:list-item>
                  <text:list-item>
                    <text:p>Providing support</text:p>
                  </text:list-item>
                  <text:list-item>
                    <text:p>Spreading the word !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943cm" svg:x="1.4cm" svg:y="0.6cm" presentation:class="title">
          <draw:text-box>
            <text:p>Contents (contd..)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4T32">
        <office:forms form:automatic-focus="false" form:apply-design-mode="false"/>
        <draw:frame presentation:style-name="pr5" draw:text-style-name="P2" draw:layer="layout" svg:width="25.199cm" svg:height="21cm" svg:x="1.4cm" svg:y="0cm" presentation:class="subtitle" presentation:user-transformed="true">
          <draw:text-box>
            <text:p><text:span text:style-name="T2">Free Softwar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Free Softwa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e as in freedom</text:p>
              </text:list-item>
              <text:list-item>
                <text:p>Respects Freedom!</text:p>
                <text:list>
                  <text:list-item>
                    <text:p>Of users</text:p>
                  </text:list-item>
                  <text:list-item>
                    <text:p>Of developers</text:p>
                  </text:list-item>
                </text:list>
              </text:list-item>
              <text:list-item>
                <text:p>Unrestricted usage, copying and sharing</text:p>
              </text:list-item>
              <text:list-item>
                <text:p>Unrestricted modification</text:p>
              </text:list-item>
              <text:list-item>
                <text:p>Unrestricted access to sour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4T32">
        <draw:frame presentation:style-name="pr5" draw:text-style-name="P2" draw:layer="layout" svg:width="25.199cm" svg:height="21cm" svg:x="1.4cm" svg:y="0cm" presentation:class="subtitle" presentation:user-transformed="true">
          <draw:text-box>
            <text:p><text:span text:style-name="T2">Histor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History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Hardware and Software – early days</text:p>
              </text:list-item>
              <text:list-item>
                <text:p>Richard Mathew Stallman</text:p>
              </text:list-item>
              <text:list-item>
                <text:p>GNU Software stack</text:p>
              </text:list-item>
              <text:list-item>
                <text:p>The GNU Compiler Collection – GCC</text:p>
              </text:list-item>
              <text:list-item>
                <text:p>Free Software Foundation</text:p>
              </text:list-item>
              <text:list-item>
                <text:p>Eric S. Raymond</text:p>
                <text:list>
                  <text:list-item>
                    <text:p>Cathedral and the bazaar</text:p>
                  </text:list-item>
                  <text:list-item>
                    <text:p>“Open Source vs. Free Softwar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History (contd..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ndrew Tanenbaum</text:p>
                <text:list>
                  <text:list-item>
                    <text:p>Minix</text:p>
                  </text:list-item>
                </text:list>
              </text:list-item>
              <text:list-item>
                <text:p>Linus Torvalds</text:p>
                <text:list>
                  <text:list-item>
                    <text:p>The Linux kernel</text:p>
                  </text:list-item>
                  <text:list-item>
                    <text:p>GNU/Linux operating system</text:p>
                  </text:list-item>
                  <text:list-item>
                    <text:p>BSDs vs. Linux vs. *nix</text:p>
                  </text:list-item>
                  <text:list-item>
                    <text:p>Licen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Free Software Concepts</text:p>
          </draw:text-box>
        </draw:frame>
        <draw:frame presentation:style-name="pr6" draw:layer="layout" svg:width="24.639cm" svg:height="12.686cm" svg:x="1.4cm" svg:y="4.914cm" presentation:class="outline" presentation:user-transformed="true">
          <draw:text-box>
            <text:list text:style-name="L2">
              <text:list-item>
                <text:p>Access to Source</text:p>
              </text:list-item>
              <text:list-item>
                <text:p>License to Use, Copy, Modify and Share</text:p>
              </text:list-item>
              <text:list-item>
                <text:p>The Four Freedoms</text:p>
                <text:list>
                  <text:list-item>
                    <text:p>0 – Freedom to use for any purpose</text:p>
                  </text:list-item>
                  <text:list-item>
                    <text:p>1 – Freedom to copy and share with anyone</text:p>
                  </text:list-item>
                  <text:list-item>
                    <text:p>2 – Freedom to modify as needed</text:p>
                  </text:list-item>
                  <text:list-item>
                    <text:p>3 – Freedom to share the modified copy</text:p>
                  </text:list-item>
                </text:list>
              </text:list-item>
              <text:list-item>
                <text:p>Gratis vs. Libre (Free as in freedom &amp; not as in beer!)</text:p>
              </text:list-item>
              <text:list-item>
                <text:p>Proprietary vs. Commercia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Advantages of Free Softwa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apid development</text:p>
              </text:list-item>
              <text:list-item>
                <text:p>Given enough eyeballs, all bugs are shallow!</text:p>
              </text:list-item>
              <text:list-item>
                <text:p>Collaborative model = Innovation</text:p>
              </text:list-item>
              <text:list-item>
                <text:p>Security</text:p>
                <text:list>
                  <text:list-item>
                    <text:p>A little note on security through obscurity</text:p>
                  </text:list-item>
                </text:list>
              </text:list-item>
              <text:list-item>
                <text:p>Continuos code audit</text:p>
              </text:list-item>
              <text:list-item>
                <text:p>Free of restrictions and pat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Advantages (contd..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ooks good on your resume :)</text:p>
              </text:list-item>
              <text:list-item>
                <text:p>Translations</text:p>
              </text:list-item>
              <text:list-item>
                <text:p>Pro-Bono – For the greater good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3T1">
        <draw:frame presentation:style-name="pr1" draw:layer="layout" svg:width="25.199cm" svg:height="2.943cm" svg:x="1.4cm" svg:y="0.6cm" presentation:class="title">
          <draw:text-box>
            <text:p>FLOS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e 'Libre' Open source Software</text:p>
              </text:list-item>
              <text:list-item>
                <text:p>Popular Free Software</text:p>
                <text:list>
                  <text:list-item>
                    <text:p>Firefox</text:p>
                  </text:list-item>
                  <text:list-item>
                    <text:p>VLC</text:p>
                  </text:list-item>
                  <text:list-item>
                    <text:p>LibreOffice</text:p>
                  </text:list-item>
                  <text:list-item>
                    <text:p>Stellarium</text:p>
                  </text:list-item>
                  <text:list-item>
                    <text:p>GIMP / Inkscape</text:p>
                  </text:list-item>
                  <text:list-item>
                    <text:p>Pid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26F100006D60000052081620E78F.svg" xlink:type="simple" xlink:show="embed" xlink:actuate="onLoad"/>
    <draw:fill-image draw:name="background" xlink:href="Pictures/100026FA00006D600000520812E2AAFB.sv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1" style:page-layout-name="PM1" draw:style-name="Mdp1">
      <draw:frame presentation:style-name="Default1-title" draw:layer="backgroundobjects" svg:width="25.199cm" svg:height="2.943cm" svg:x="1.4cm" svg:y="0.6cm" presentation:class="title" presentation:placeholder="true">
        <draw:text-box/>
      </draw:frame>
      <draw:frame presentation:style-name="Default1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4T08:07:52</meta:creation-date>
    <meta:editing-duration>P0D</meta:editing-duration>
    <meta:editing-cycles>2</meta:editing-cycles>
    <meta:generator>LibreOffice/4.0.3.3$Linux_X86_64 LibreOffice_project/400m0$Build-3</meta:generator>
    <dc:date>2013-08-14T08:07:54</dc:date>
    <meta:document-statistic meta:object-count="73"/>
  </office:meta>
</office:document-meta>
</file>